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9.126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14.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14.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3" style:family="text">
      <style:text-properties fo:color="#069a2e" loext:opacity="100%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38" table:default-cell-style-name="ce25"/>
        <table:table-column table:style-name="co6" table:number-columns-repeated="978" table:default-cell-style-name="ce25"/>
        <table:table-column table:style-name="co6" table:number-columns-repeated="2" table:default-cell-style-name="ce49"/>
        <table:table-row table:style-name="ro1">
          <table:table-cell table:style-name="ce19" office:value-type="string" calcext:value-type="string">
            <text:p>Mish source file etc.</text:p>
          </table:table-cell>
          <table:table-cell/>
          <table:table-cell table:style-name="ce28" office:value-type="string" calcext:value-type="string">
            <text:p>Task/use</text:p>
          </table:table-cell>
          <table:table-cell table:style-name="ce28" office:value-type="string" calcext:value-type="string">
            <text:p>Exporting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app/</text:p>
          </table:table-cell>
          <table:table-cell/>
          <table:table-cell table:style-name="ce28"/>
          <table:table-cell table:style-name="ce30"/>
          <table:table-cell table:style-name="ce30" office:value-type="string" calcext:value-type="string">
            <office:annotation office:display="true" draw:style-name="gr2" draw:text-style-name="P2" svg:width="15.67cm" svg:height="15.16cm" svg:x="22.459cm" svg:y="1.419cm" draw:caption-point-x="3.778cm" draw:caption-point-y="-0.559cm">
              <dc:date>2024-11-03T00:00:00</dc:date>
              <text:p text:style-name="P1"><text:span text:style-name="T1">Kom ihåg:</text:span></text:p>
              <text:p text:style-name="P1"><text:span text:style-name="T1"><text:tab/></text:span><text:span text:style-name="T1">makrot</text:span><text:span text:style-name="T2"><text:tab/></text:span><text:span text:style-name="T2">finderrimg</text:span><text:span text:style-name="T1"> kan användas för albumvis ”kvalitetsstatistik”</text:span></text:p>
              <text:p text:style-name="P1"><text:span text:style-name="T1"/></text:p>
              <text:p text:style-name="P1"><text:span text:style-name="T1">För </text:span><text:span text:style-name="T2">finderrimg</text:span><text:span text:style-name="T1">, kan behöva installeras:</text:span></text:p>
              <text:p text:style-name="P1"><text:span text:style-name="T1"><text:tab/></text:span><text:span text:style-name="T2">jpeginfo</text:span><text:span text:style-name="T1">, libetiff-tools (för </text:span><text:span text:style-name="T2">tiffinfo</text:span><text:span text:style-name="T1">)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2">CSS </text:span></text:p>
              <text:p text:style-name="P1"><text:span text:style-name="T2">unit</text:span><text:span text:style-name="T2"><text:tab/></text:span><text:span text:style-name="T2">relative to</text:span></text:p>
              <text:p text:style-name="P1"><text:span text:style-name="T1">em</text:span><text:span text:style-name="T1"><text:tab/></text:span><text:span text:style-name="T1"><text:tab/></text:span><text:span text:style-name="T1">font size of the element</text:span></text:p>
              <text:p text:style-name="P1"><text:span text:style-name="T1">ex <text:s text:c="3"/></text:span><text:span text:style-name="T1"><text:tab/></text:span><text:span text:style-name="T1">x-height of the element’s font</text:span></text:p>
              <text:p text:style-name="P1"><text:span text:style-name="T1">ch <text:s text:c="3"/></text:span><text:span text:style-name="T1"><text:tab/></text:span><text:span text:style-name="T1">character advance of the “0” (ZERO, U+0030) glyph in the element’s font</text:span></text:p>
              <text:p text:style-name="P1"><text:span text:style-name="T1">rem</text:span><text:span text:style-name="T1"><text:tab/></text:span><text:span text:style-name="T1">font size of the root element</text:span></text:p>
              <text:p text:style-name="P1"><text:span text:style-name="T1">vw</text:span><text:span text:style-name="T1"><text:tab/></text:span><text:span text:style-name="T1"><text:tab/></text:span><text:span text:style-name="T1">1% of viewport’s width</text:span></text:p>
              <text:p text:style-name="P1"><text:span text:style-name="T1">vh <text:s text:c="3"/></text:span><text:span text:style-name="T1"><text:tab/></text:span><text:span text:style-name="T1">1% of viewport’s height</text:span></text:p>
              <text:p text:style-name="P1"><text:span text:style-name="T1">vmin <text:s/></text:span><text:span text:style-name="T1"><text:tab/></text:span><text:span text:style-name="T1">1% of viewport’s smaller dimension</text:span></text:p>
              <text:p text:style-name="P1"><text:span text:style-name="T1">vmax <text:s/></text:span><text:span text:style-name="T1"><text:tab/></text:span><text:span text:style-name="T1">1% of viewport’s larger dimension </text:span></text:p>
            </office:annotation>
            <text:p>Minneslapp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routes.js</text:p>
          </table:table-cell>
          <table:table-cell/>
          <table:table-cell table:style-name="ce29" office:value-type="string" calcext:value-type="string">
            <text:p>NodeJS server modul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3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3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3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32" office:value-type="string" calcext:value-type="string">
            <text:p><text:span text:style-name="T5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find.gjs</text:p>
          </table:table-cell>
          <table:table-cell/>
          <table:table-cell office:value-type="string" calcext:value-type="string">
            <text:p>Dialog for image searches (by texts in captions etc.)</text:p>
          </table:table-cell>
          <table:table-cell table:style-name="ce32" office:value-type="string" calcext:value-type="string">
            <text:p><text:span text:style-name="T5">dialogFindId, </text:span>DialogF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12">dialogHelpId, </text:span><text:span text:style-name="T7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</text:p>
          </table:table-cell>
          <table:table-cell office:value-type="string" calcext:value-type="string">
            <text:p><text:span text:style-name="T12">dialogInfoId, </text:span><text:span text:style-name="T7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Optional login dialog and user rights scheme</text:p>
          </table:table-cell>
          <table:table-cell office:value-type="string" calcext:value-type="string">
            <text:p>dialogLoginId, dialogRightsId, <text:span text:style-name="T7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7">DialogText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dialog-xper.gjs</text:p>
          </table:table-cell>
          <table:table-cell/>
          <table:table-cell table:style-name="ce26" office:value-type="string" calcext:value-type="string">
            <text:p>For development and testing</text:p>
          </table:table-cell>
          <table:table-cell table:style-name="ce26" office:value-type="string" calcext:value-type="string">
            <text:p>dialogXperId, <text:span text:style-name="T7">DialogXper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excite.gjs</text:p>
          </table:table-cell>
          <table:table-cell table:style-name="ce26"/>
          <table:table-cell table:style-name="ce26" office:value-type="string" calcext:value-type="string">
            <text:p>Experimental formatting</text:p>
          </table:table-cell>
          <table:table-cell table:style-name="ce37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header.gjs</text:p>
          </table:table-cell>
          <table:table-cell/>
          <table:table-cell table:style-name="ce26" office:value-type="string" calcext:value-type="string">
            <text:p>Temporary header where functionality will be tested/introduced, stepwise</text:p>
          </table:table-cell>
          <table:table-cell table:style-name="ce37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anguage.gjs</text:p>
          </table:table-cell>
          <table:table-cell table:style-name="ce27"/>
          <table:table-cell table:style-name="ce27" office:value-type="string" calcext:value-type="string">
            <text:p>Language selections</text:p>
          </table:table-cell>
          <table:table-cell table:style-name="ce47" office:value-type="string" calcext:value-type="string">
            <text:p>Language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7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7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h-this</text:p>
          </table:table-cell>
          <table:table-cell/>
          <table:table-cell office:value-type="string" calcext:value-type="string">
            <text:p>Refreshes some DOM part at a parameter update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32" office:value-type="string" calcext:value-type="string">
            <text:p>Spinn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-main.gjs</text:p>
          </table:table-cell>
          <table:table-cell/>
          <table:table-cell office:value-type="string" calcext:value-type="string">
            <text:p>Main image display: subalbums, thumbnails, slideshow</text:p>
          </table:table-cell>
          <table:table-cell table:style-name="ce32" office:value-type="string" calcext:value-type="string">
            <text:p>ViewM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 ordering most other components</text:p>
          </table:table-cell>
          <table:table-cell table:style-name="ce32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3" table:number-rows-spanned="1">
            <text:p><text:span text:style-name="T10">mish-project/app/</text:span>route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8" office:value-type="string" calcext:value-type="string">
            <text:p><text:span text:style-name="T7">ApplicationRoute</text:span>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3" table:number-rows-spanned="1">
            <text:p><text:span text:style-name="T10">mish-project/app/</text:span><text:span text:style-name="T11">services</text:span>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Common reactive variables and functions</text:p>
          </table:table-cell>
          <table:table-cell table:style-name="ce3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ishFiles.ods</text:p>
          </table:table-cell>
          <table:table-cell/>
          <table:table-cell office:value-type="string" calcext:value-type="string">
            <text:p>This file</text:p>
          </table:table-cell>
          <table:table-cell table:number-columns-repeated="1019"/>
        </table:table-row>
        <table:table-row table:style-name="ro1" table:visibility="collapse">
          <table:table-cell table:style-name="ce20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web name spaces (partly needed from historical reasons)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the web name spaces (from some historical reasons)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style:page-layout style:name="Mpm1">
      <style:page-layout-properties fo:page-width="21.001cm" fo:page-height="29.7cm" fo:margin-top="2.251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4-11-03T21:41:34.522452057</dc:date>
    <meta:editing-duration>PT2H46M33S</meta:editing-duration>
    <meta:editing-cycles>22</meta:editing-cycles>
    <meta:generator>LibreOffice/7.3.7.2$Linux_X86_64 LibreOffice_project/30$Build-2</meta:generator>
    <meta:print-date>2024-11-03T11:51:52.279074051</meta:print-date>
    <meta:document-statistic meta:table-count="1" meta:cell-count="89" meta:object-count="0"/>
  </office:meta>
</office:document-meta>
</file>